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36789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officeooo:paragraph-rsid="0021810a"/>
    </style:style>
    <style:style style:name="P9" style:family="paragraph" style:parent-style-name="Standard" style:list-style-name="L1">
      <style:text-properties officeooo:rsid="0034c47b" officeooo:paragraph-rsid="0034c47b"/>
    </style:style>
    <style:style style:name="P10" style:family="paragraph" style:parent-style-name="Standard" style:list-style-name="L2">
      <style:text-properties officeooo:paragraph-rsid="00109aa5"/>
    </style:style>
    <style:style style:name="P11" style:family="paragraph" style:parent-style-name="Standard" style:list-style-name="L2">
      <style:text-properties style:text-line-through-style="none" style:text-line-through-type="none" officeooo:rsid="00411294" officeooo:paragraph-rsid="00411294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383686" officeooo:paragraph-rsid="003567d3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383686" officeooo:paragraph-rsid="00367895" style:font-size-asian="12pt" style:font-size-complex="12pt"/>
    </style:style>
    <style:style style:name="P14" style:family="paragraph" style:parent-style-name="Standard" style:list-style-name="L10">
      <style:text-properties style:text-line-through-style="none" style:text-line-through-type="none" style:font-name="DejaVu Sans Condensed" fo:font-size="12pt" officeooo:rsid="00334363" officeooo:paragraph-rsid="00411294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34c47b" officeooo:paragraph-rsid="0041e5d6" style:font-size-asian="12pt" style:font-size-complex="12pt"/>
    </style:style>
    <style:style style:name="P16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3686" officeooo:paragraph-rsid="003567d3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567d3" officeooo:paragraph-rsid="003567d3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3ee2b3" officeooo:paragraph-rsid="003ee2b3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paragraph-rsid="00411294" style:font-size-asian="12pt" style:font-size-complex="12pt"/>
    </style:style>
    <style:style style:name="P21" style:family="paragraph" style:parent-style-name="Standard" style:list-style-name="L7">
      <style:text-properties style:font-name="DejaVu Sans Condensed" fo:font-size="12pt" officeooo:rsid="003021ce" officeooo:paragraph-rsid="003021ce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3021ce" officeooo:paragraph-rsid="0041e5d6" style:font-size-asian="12pt" style:font-size-complex="12pt"/>
    </style:style>
    <style:style style:name="P23" style:family="paragraph" style:parent-style-name="Standard" style:list-style-name="L10">
      <style:text-properties style:font-name="DejaVu Sans Condensed" fo:font-size="12pt" officeooo:rsid="003e4cb9" officeooo:paragraph-rsid="00367895" style:font-size-asian="12pt" style:font-size-complex="12pt"/>
    </style:style>
    <style:style style:name="P24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15">
      <style:text-properties style:font-name="DejaVu Sans Condensed" fo:font-size="12pt" officeooo:rsid="00148c7a" officeooo:paragraph-rsid="00334363" style:font-size-asian="12pt" style:font-size-complex="12pt"/>
    </style:style>
    <style:style style:name="P26" style:family="paragraph" style:parent-style-name="Standard" style:list-style-name="L12">
      <style:text-properties style:font-name="DejaVu Sans Condensed" fo:font-size="12pt" officeooo:paragraph-rsid="0041e5d6" style:font-size-asian="12pt" style:font-size-complex="12pt"/>
    </style:style>
    <style:style style:name="P27" style:family="paragraph" style:parent-style-name="Standard" style:list-style-name="L12">
      <style:text-properties style:font-name="DejaVu Sans Condensed" fo:font-size="12pt" officeooo:rsid="0041e5d6" officeooo:paragraph-rsid="0041e5d6" style:font-size-asian="12pt" style:font-size-complex="12pt"/>
    </style:style>
    <style:style style:name="P28" style:family="paragraph" style:parent-style-name="Standard" style:list-style-name="L4">
      <style:text-properties officeooo:paragraph-rsid="0031641c"/>
    </style:style>
    <style:style style:name="P29" style:family="paragraph" style:parent-style-name="Standard" style:list-style-name="L4">
      <style:text-properties officeooo:paragraph-rsid="00353667"/>
    </style:style>
    <style:style style:name="P30" style:family="paragraph" style:parent-style-name="Standard" style:list-style-name="L4">
      <style:text-properties officeooo:paragraph-rsid="00367895"/>
    </style:style>
    <style:style style:name="P31" style:family="paragraph" style:parent-style-name="Standard" style:list-style-name="L4">
      <style:text-properties fo:color="#c9211e" loext:opacity="100%" officeooo:rsid="003ee2b3" officeooo:paragraph-rsid="003ee2b3"/>
    </style:style>
    <style:style style:name="P32" style:family="paragraph" style:parent-style-name="Standard" style:list-style-name="L5">
      <style:text-properties officeooo:paragraph-rsid="00411294"/>
    </style:style>
    <style:style style:name="P33" style:family="paragraph" style:parent-style-name="Standard" style:list-style-name="L5">
      <style:text-properties officeooo:rsid="003567d3" officeooo:paragraph-rsid="003567d3"/>
    </style:style>
    <style:style style:name="P34" style:family="paragraph" style:parent-style-name="Standard" style:list-style-name="L6">
      <style:text-properties officeooo:paragraph-rsid="003567d3"/>
    </style:style>
    <style:style style:name="P35" style:family="paragraph" style:parent-style-name="Standard" style:list-style-name="L8">
      <style:text-properties officeooo:paragraph-rsid="00109aa5"/>
    </style:style>
    <style:style style:name="P36" style:family="paragraph" style:parent-style-name="Standard" style:list-style-name="L9">
      <style:text-properties officeooo:paragraph-rsid="00411294"/>
    </style:style>
    <style:style style:name="P37" style:family="paragraph" style:parent-style-name="Standard" style:list-style-name="L10">
      <style:text-properties officeooo:paragraph-rsid="00367895"/>
    </style:style>
    <style:style style:name="P38" style:family="paragraph" style:parent-style-name="Standard" style:list-style-name="L10">
      <style:text-properties officeooo:paragraph-rsid="00361e90"/>
    </style:style>
    <style:style style:name="P39" style:family="paragraph" style:parent-style-name="Standard" style:list-style-name="L13">
      <style:text-properties officeooo:paragraph-rsid="003567d3"/>
    </style:style>
    <style:style style:name="P40" style:family="paragraph" style:parent-style-name="Standard" style:list-style-name="L15">
      <style:text-properties officeooo:paragraph-rsid="0031641c"/>
    </style:style>
    <style:style style:name="P41" style:family="paragraph" style:parent-style-name="Standard" style:list-style-name="L15">
      <style:text-properties officeooo:paragraph-rsid="00334363"/>
    </style:style>
    <style:style style:name="P42" style:family="paragraph" style:parent-style-name="Standard" style:list-style-name="L15">
      <style:text-properties officeooo:paragraph-rsid="0038d42e"/>
    </style:style>
    <style:style style:name="P43" style:family="paragraph" style:parent-style-name="Standard">
      <style:paragraph-properties fo:text-align="start" style:justify-single-word="false"/>
      <style:text-properties officeooo:paragraph-rsid="00432084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32084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32084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e445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9e7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1129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3208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52f80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style:font-name="DejaVu Sans Condensed" fo:font-size="12pt" officeooo:rsid="001e18cf" style:font-size-asian="12pt" style:font-size-complex="12pt"/>
    </style:style>
    <style:style style:name="T25" style:family="text">
      <style:text-properties style:font-name="DejaVu Sans Condensed" fo:font-size="12pt" officeooo:rsid="0018178b" style:font-size-asian="12pt" style:font-size-complex="12pt"/>
    </style:style>
    <style:style style:name="T26" style:family="text">
      <style:text-properties style:font-name="DejaVu Sans Condensed" fo:font-size="12pt" officeooo:rsid="003021ce" style:font-size-asian="12pt" style:font-size-complex="12pt"/>
    </style:style>
    <style:style style:name="T27" style:family="text">
      <style:text-properties style:font-name="DejaVu Sans Condensed" fo:font-size="12pt" officeooo:rsid="003e4cb9" style:font-size-asian="12pt" style:font-size-complex="12pt"/>
    </style:style>
    <style:style style:name="T28" style:family="text">
      <style:text-properties style:font-name="DejaVu Sans Condensed" fo:font-size="12pt" officeooo:rsid="001fcda3" style:font-size-asian="12pt" style:font-size-complex="12pt"/>
    </style:style>
    <style:style style:name="T29" style:family="text">
      <style:text-properties style:font-name="DejaVu Sans Condensed" fo:font-size="12pt" officeooo:rsid="0031641c" style:font-size-asian="12pt" style:font-size-complex="12pt"/>
    </style:style>
    <style:style style:name="T30" style:family="text">
      <style:text-properties style:font-name="DejaVu Sans Condensed" fo:font-size="12pt" officeooo:rsid="00334363" style:font-size-asian="12pt" style:font-size-complex="12pt"/>
    </style:style>
    <style:style style:name="T31" style:family="text">
      <style:text-properties style:font-name="DejaVu Sans Condensed" fo:font-size="12pt" officeooo:rsid="0034c47b" style:font-size-asian="12pt" style:font-size-complex="12pt"/>
    </style:style>
    <style:style style:name="T32" style:family="text">
      <style:text-properties style:font-name="DejaVu Sans Condensed" fo:font-size="12pt" officeooo:rsid="00367895" style:font-size-asian="12pt" style:font-size-complex="12pt"/>
    </style:style>
    <style:style style:name="T33" style:family="text">
      <style:text-properties style:font-name="DejaVu Sans Condensed" fo:font-size="12pt" officeooo:rsid="0037101f" style:font-size-asian="12pt" style:font-size-complex="12pt"/>
    </style:style>
    <style:style style:name="T34" style:family="text">
      <style:text-properties style:font-name="DejaVu Sans Condensed" fo:font-size="12pt" officeooo:rsid="003fad68" style:font-size-asian="12pt" style:font-size-complex="12pt"/>
    </style:style>
    <style:style style:name="T35" style:family="text">
      <style:text-properties style:font-name="DejaVu Sans Condensed" fo:font-size="12pt" officeooo:rsid="0040b099" style:font-size-asian="12pt" style:font-size-complex="12pt"/>
    </style:style>
    <style:style style:name="T36" style:family="text">
      <style:text-properties style:font-name="DejaVu Sans Condensed" fo:font-size="12pt" officeooo:rsid="00411294" style:font-size-asian="12pt" style:font-size-complex="12pt"/>
    </style:style>
    <style:style style:name="T3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9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40" style:family="text">
      <style:text-properties style:font-name="DejaVu Sans Condensed" fo:font-size="12pt" fo:font-style="normal" officeooo:rsid="0034c47b" style:font-size-asian="12pt" style:font-style-asian="normal" style:font-size-complex="12pt" style:font-style-complex="normal"/>
    </style:style>
    <style:style style:name="T41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021ce" style:font-weight-asian="normal" style:font-weight-complex="normal"/>
    </style:style>
    <style:style style:name="T45" style:family="text">
      <style:text-properties fo:font-weight="normal" officeooo:rsid="00148c7a" style:font-weight-asian="normal" style:font-weight-complex="normal"/>
    </style:style>
    <style:style style:name="T46" style:family="text">
      <style:text-properties fo:font-weight="normal" officeooo:rsid="003567d3" style:font-weight-asian="normal" style:font-weight-complex="normal"/>
    </style:style>
    <style:style style:name="T47" style:family="text">
      <style:text-properties fo:font-weight="normal" officeooo:rsid="00334363" style:font-weight-asian="normal" style:font-weight-complex="normal"/>
    </style:style>
    <style:style style:name="T48" style:family="text">
      <style:text-properties fo:font-weight="normal" officeooo:rsid="00367895" style:font-weight-asian="normal" style:font-weight-complex="normal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fo:font-weight="normal" officeooo:rsid="00256106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3ec678" style:font-weight-asian="normal" style:font-weight-complex="normal"/>
    </style:style>
    <style:style style:name="T52" style:family="text">
      <style:text-properties style:text-line-through-style="none" style:text-line-through-type="none" fo:font-weight="normal" officeooo:rsid="0031641c" style:font-weight-asian="normal" style:font-weight-complex="normal"/>
    </style:style>
    <style:style style:name="T53" style:family="text">
      <style:text-properties style:text-line-through-style="none" style:text-line-through-type="none" fo:font-weight="normal" officeooo:rsid="00334363" style:font-weight-asian="normal" style:font-weight-complex="normal"/>
    </style:style>
    <style:style style:name="T54" style:family="text">
      <style:text-properties style:text-line-through-style="none" style:text-line-through-type="none" fo:font-weight="normal" officeooo:rsid="0038d42e" style:font-weight-asian="normal" style:font-weight-complex="normal"/>
    </style:style>
    <style:style style:name="T55" style:family="text">
      <style:text-properties style:text-line-through-style="none" style:text-line-through-type="none" fo:font-weight="normal" officeooo:rsid="00367895" style:font-weight-asian="normal" style:font-weight-complex="normal"/>
    </style:style>
    <style:style style:name="T56" style:family="text">
      <style:text-properties style:text-line-through-style="none" style:text-line-through-type="none" fo:font-weight="normal" officeooo:rsid="00361e90" style:font-weight-asian="normal" style:font-weight-complex="normal"/>
    </style:style>
    <style:style style:name="T57" style:family="text">
      <style:text-properties style:text-line-through-style="none" style:text-line-through-type="none" officeooo:rsid="00383686"/>
    </style:style>
    <style:style style:name="T58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59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60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61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62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63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64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65" style:family="text">
      <style:text-properties style:text-line-through-style="none" style:text-line-through-type="none" style:font-name="DejaVu Sans Condensed" fo:font-size="12pt" officeooo:rsid="003567d3" style:font-size-asian="12pt" style:font-size-complex="12pt"/>
    </style:style>
    <style:style style:name="T66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67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6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style:font-name="DejaVu Sans Condensed" fo:font-size="12pt" fo:font-weight="normal" officeooo:rsid="00411294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officeooo:rsid="003021ce"/>
    </style:style>
    <style:style style:name="T85" style:family="text">
      <style:text-properties style:text-line-through-style="none" style:text-line-through-type="none" officeooo:rsid="00334363"/>
    </style:style>
    <style:style style:name="T86" style:family="text">
      <style:text-properties officeooo:rsid="0031641c"/>
    </style:style>
    <style:style style:name="T87" style:family="text">
      <style:text-properties officeooo:rsid="00334363"/>
    </style:style>
    <style:style style:name="T88" style:family="text">
      <style:text-properties officeooo:rsid="0034c47b"/>
    </style:style>
    <style:style style:name="T89" style:family="text">
      <style:text-properties officeooo:rsid="00353667"/>
    </style:style>
    <style:style style:name="T90" style:family="text">
      <style:text-properties officeooo:rsid="003567d3"/>
    </style:style>
    <style:style style:name="T91" style:family="text">
      <style:text-properties officeooo:rsid="00367895"/>
    </style:style>
    <style:style style:name="T92" style:family="text">
      <style:text-properties officeooo:rsid="0036c594"/>
    </style:style>
    <style:style style:name="T93" style:family="text">
      <style:text-properties officeooo:rsid="00399741"/>
    </style:style>
    <style:style style:name="T94" style:family="text">
      <style:text-properties officeooo:rsid="0041e5d6"/>
    </style:style>
    <style:style style:name="T9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4">1<text:span text:style-name="T95">xx</text:span> - Controls</text:p>
          </table:table-cell>
          <table:table-cell table:style-name="Table1.B1" office:value-type="string">
            <text:p text:style-name="P45">2xx - Ground</text:p>
          </table:table-cell>
          <table:table-cell table:style-name="Table1.B1" office:value-type="string">
            <text:p text:style-name="P45">3xx - Flight</text:p>
          </table:table-cell>
          <table:table-cell table:style-name="Table1.B1" office:value-type="string">
            <text:p text:style-name="P45">4xx - A2A</text:p>
          </table:table-cell>
          <table:table-cell table:style-name="Table1.B1" office:value-type="string">
            <text:p text:style-name="P45">5xx - A2G</text:p>
          </table:table-cell>
          <table:table-cell table:style-name="Table1.F1" office:value-type="string">
            <text:p text:style-name="P45">6xx - Misc</text:p>
          </table:table-cell>
        </table:table-row>
      </table:table>
      <text:p text:style-name="P43"><text:span text:style-name="T13">1</text:span><text:span text:style-name="T17">0</text:span><text:span text:style-name="T21">6</text:span><text:span text:style-name="T14"> - </text:span><text:span text:style-name="T15">Controls - </text:span><text:span text:style-name="T18">Gunner - </text:span><text:span text:style-name="T11">Throttle </text:span><text:span text:style-name="T16">Grip</text:span><text:span text:style-name="T19"> </text:span><text:span text:style-name="T22">(</text:span><text:span text:style-name="T19">TADS</text:span><text:span text:style-name="T22">)</text:span></text:p>
      <text:p text:style-name="P6">U=Up, D=Down, F=Forward, B=Backward, L=Left, R=Right, P=Press, S-*=Shift-<text:span text:style-name="T8">*</text:span>, L-*=Long-<text:span text:style-name="T8">*</text:span></text:p>
      <text:p text:style-name="P6"/>
      <text:p text:style-name="P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8"><text:span text:style-name="T38">U</text:span><text:span text:style-name="T39">/D/</text:span><text:span text:style-name="T40">F</text:span><text:span text:style-name="T39">/</text:span><text:span text:style-name="T40">B</text:span><text:span text:style-name="T38">: </text:span><text:span text:style-name="T39">Cursor controller</text:span><text:span text:style-name="T41"> (LHG)</text:span></text:p>
        </text:list-item>
        <text:list-item>
          <text:p text:style-name="P8"><text:span text:style-name="T39">P</text:span><text:span text:style-name="T38">: </text:span><text:span text:style-name="T39">Cursor enter</text:span><text:span text:style-name="T41"> (LHG)</text:span></text:p>
        </text:list-item>
        <text:list-item>
          <text:p text:style-name="P9"><text:span text:style-name="T39">S</text:span><text:span text:style-name="T37">-P: Cursor display select</text:span><text:span text:style-name="T41"> (LHG)</text:span></text:p>
        </text:list-item>
      </text:list>
      <text:p text:style-name="P1"><text:span text:style-name="T1">Top</text:span> <text:span text:style-name="T9">H</text:span>at <text:span text:style-name="T9">Ri</text:span>ng</text:p>
      <text:list text:style-name="L2">
        <text:list-item>
          <text:p text:style-name="P10"><text:span text:style-name="T24">F</text:span><text:span text:style-name="T36">: --</text:span></text:p>
        </text:list-item>
        <text:list-item>
          <text:p text:style-name="P11"><text:span text:style-name="T23">B: </text:span><text:span text:style-name="T42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8">U: (SRS radio 1 PTT)</text:p>
        </text:list-item>
        <text:list-item>
          <text:p text:style-name="P18">D: (SRS radio 2 PTT)</text:p>
        </text:list-item>
        <text:list-item>
          <text:p text:style-name="P19">F: (SRS radio 3 PTT)</text:p>
        </text:list-item>
      </text:list>
      <text:p text:style-name="P3"><text:span text:style-name="T4">B</text:span><text:span text:style-name="T5">ottom </text:span><text:span text:style-name="T6">H</text:span><text:span text:style-name="T5">at</text:span></text:p>
      <text:list text:style-name="L4">
        <text:list-item>
          <text:p text:style-name="P31"><text:span text:style-name="T27">I</text:span><text:span text:style-name="T23">MPORTANT NOTE: Manual says active trigger (cyclic or TADS) is determined by which Sight Select hat is used</text:span><text:span text:style-name="T34">??</text:span><text:span text:style-name="T35"> <text:s/>(Quick Start Manual p. 277)</text:span></text:p>
        </text:list-item>
        <text:list-item>
          <text:p text:style-name="P28"><text:span text:style-name="T27">U</text:span><text:span text:style-name="T28">: </text:span><text:span text:style-name="T31">Sight Select </text:span><text:span text:style-name="T61">HMD (IHADSS)</text:span><text:span text:style-name="T64"> (RHG)</text:span></text:p>
        </text:list-item>
        <text:list-item>
          <text:p text:style-name="P29"><text:span text:style-name="T27">D</text:span><text:span text:style-name="T28">: </text:span><text:bookmark text:name="page43R_mcid151"/><text:span text:style-name="T31">Sight Select </text:span><text:span text:style-name="T67">LINK</text:span><text:span text:style-name="T64"> (RHG) (s</text:span><text:span text:style-name="T62">ets FCR</text:span><text:span text:style-name="T63"> or TADS to</text:span><text:span text:style-name="T62"> </text:span><text:span text:style-name="T64">LOS </text:span><text:span text:style-name="T63">of TADS or FCR, depending on which is selected</text:span><text:span text:style-name="T64">)</text:span></text:p>
        </text:list-item>
        <text:list-item>
          <text:p text:style-name="P29"><text:span text:style-name="T71">F</text:span><text:span text:style-name="T72">: </text:span><text:span text:style-name="T77">Sight Select </text:span><text:span text:style-name="T73">TADS</text:span><text:span text:style-name="T78"> (RHG)</text:span></text:p>
        </text:list-item>
        <text:list-item>
          <text:p text:style-name="P29"><text:span text:style-name="T29">B</text:span><text:span text:style-name="T28">: </text:span><text:span text:style-name="T31">Sight Select </text:span><text:span text:style-name="T61">FCR</text:span><text:span text:style-name="T64"> (RHG)</text:span></text:p>
        </text:list-item>
        <text:list-item>
          <text:p text:style-name="P28"><text:span text:style-name="T73">P</text:span><text:span text:style-name="T74">: </text:span><text:span text:style-name="T78">Sight Slave toggle (RHG)</text:span></text:p>
        </text:list-item>
        <text:list-item>
          <text:p text:style-name="P30"><text:span text:style-name="T61">S-</text:span><text:span text:style-name="T58">U</text:span><text:span text:style-name="T59">: FCR </text:span><text:span text:style-name="T65">Mode </text:span><text:span text:style-name="T59">ATM (Air Target Mode)</text:span><text:span text:style-name="T79"> (LHG)</text:span></text:p>
        </text:list-item>
        <text:list-item>
          <text:p text:style-name="P30"><text:span text:style-name="T59">S-</text:span><text:span text:style-name="T58">D</text:span><text:span text:style-name="T59">: FCR </text:span><text:span text:style-name="T65">Mode </text:span><text:span text:style-name="T59">GTM (Ground Target Mode)</text:span><text:span text:style-name="T79"> (LHG)</text:span></text:p>
        </text:list-item>
        <text:list-item>
          <text:p text:style-name="P12">S-<text:span text:style-name="T91">F</text:span>: FCR <text:span text:style-name="T90">Mode </text:span>RMAP (Radar Map mode)<text:span text:style-name="T46"> (LHG)</text:span></text:p>
        </text:list-item>
        <text:list-item>
          <text:p text:style-name="P16"><text:span text:style-name="T89">S-</text:span><text:span text:style-name="T91">B</text:span><text:span text:style-name="T89">: FCR </text:span><text:span text:style-name="T90">Mode </text:span><text:span text:style-name="T89">TPM (Terrain Profiles Mode)</text:span><text:span text:style-name="T90"> (LHG)</text:span></text:p>
        </text:list-item>
        <text:list-item>
          <text:p text:style-name="P17"><text:span text:style-name="T89">S</text:span>-P: FCR Cued Search (LHG) (cues radar to threat emitter and searches; FCR must be active sight<text:span text:style-name="T93"> or LINKed to TADS</text:span>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32"><text:span text:style-name="T83">P: </text:span><text:span text:style-name="T75">Laser 2nd detent (ranging and designation)</text:span><text:span text:style-name="T78"> (RHG)</text:span></text:p>
        </text:list-item>
        <text:list-item>
          <text:p text:style-name="P33"><text:span text:style-name="T78">S</text:span><text:span text:style-name="T68">-P: FCR Scan switch forward (LHG) (S-SCAN, single sweep)</text:span></text:p>
        </text:list-item>
      </text:list>
      <text:p text:style-name="P5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text:style-name="L6">
        <text:list-item>
          <text:p text:style-name="P20"><text:span text:style-name="T1">P:</text:span><text:span text:style-name="T86"> </text:span><text:span text:style-name="T56">Store/Update switch UPDT (</text:span><text:span text:style-name="T55">LH</text:span><text:span text:style-name="T56">G) (TADS position update or flyover update)</text:span></text:p>
        </text:list-item>
        <text:list-item>
          <text:p text:style-name="P34"><text:span text:style-name="T78">S-P: FCR Scan switch </text:span><text:span text:style-name="T79">back </text:span><text:span text:style-name="T78">(LHG) (</text:span><text:span text:style-name="T79">C</text:span><text:span text:style-name="T78">-SCAN, </text:span><text:span text:style-name="T79">continuous scanning</text:span><text:span text:style-name="T78">)</text:span></text:p>
        </text:list-item>
      </text:list>
      <text:p text:style-name="P3"><text:span text:style-name="T4">B</text:span><text:span text:style-name="T5">ottom </text:span><text:span text:style-name="T6">T</text:span><text:span text:style-name="T5">humb </text:span><text:span text:style-name="T6">B</text:span><text:span text:style-name="T5">utton</text:span></text:p>
      <text:list text:style-name="L7">
        <text:list-item>
          <text:p text:style-name="P21">P: <text:span text:style-name="T88">Missile Advance (RHG) (only used with Manual Hellfire missile sequencing)</text:span></text:p>
        </text:list-item>
      </text:list>
      <text:p text:style-name="P2"><text:span text:style-name="T1">M</text:span><text:span text:style-name="T7">inistick</text:span></text:p>
      <text:list text:style-name="L8">
        <text:list-item>
          <text:p text:style-name="P35"><text:span text:style-name="T25">Axes: </text:span><text:span text:style-name="T26">Sight Manual Tracker ("Thumbforce controller")</text:span><text:span text:style-name="T32"> (RHG)</text:span></text:p>
        </text:list-item>
      </text:list>
      <text:list text:style-name="L9">
        <text:list-item>
          <text:p text:style-name="P36"><text:span text:style-name="T75">P: </text:span><text:span text:style-name="T74">Store</text:span><text:span text:style-name="T79">/Update switch STORE (</text:span><text:span text:style-name="T80">L</text:span><text:span text:style-name="T79">HG)</text:span><text:span text:style-name="T82"> (Stores selected sensor LOS as a point)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3"><text:span text:style-name="T49">U</text:span><text:span text:style-name="T57">:</text:span><text:span text:style-name="T84"> TADS FOV </text:span><text:span text:style-name="T57">Wide</text:span><text:span text:style-name="T85"> (LHG)</text:span></text:p>
        </text:list-item>
        <text:list-item>
          <text:p text:style-name="P37"><text:span text:style-name="T58">D</text:span><text:span text:style-name="T59">: </text:span><text:span text:style-name="T60">TADS FOV </text:span><text:span text:style-name="T59">Zoom</text:span><text:span text:style-name="T66"> (LHG)</text:span></text:p>
        </text:list-item>
        <text:list-item>
          <text:p text:style-name="P13">R: <text:span text:style-name="T44">TADS FOV </text:span><text:span text:style-name="T43">Narrow</text:span><text:span text:style-name="T47"> (LHG)</text:span></text:p>
        </text:list-item>
        <text:list-item>
          <text:p text:style-name="P13"><text:span text:style-name="T43">L: </text:span><text:span text:style-name="T44">TADS FOV </text:span><text:span text:style-name="T43">Medium</text:span><text:span text:style-name="T47"> (LHG)</text:span></text:p>
        </text:list-item>
        <text:list-item>
          <text:p text:style-name="P14"><text:span text:style-name="T45">P: </text:span><text:span text:style-name="T48">LMC (</text:span><text:span text:style-name="T45">Linear Motion Compensat</text:span><text:span text:style-name="T48">or)</text:span><text:span text:style-name="T45"> toggle</text:span><text:span text:style-name="T48"> (LHG)</text:span></text:p>
        </text:list-item>
        <text:list-item>
          <text:p text:style-name="P38"><text:span text:style-name="T79">S</text:span><text:span text:style-name="T82">-P: </text:span><text:span text:style-name="T83">--</text:span></text:p>
        </text:list-item>
        <text:list-item>
          <text:p text:style-name="P37"><text:span text:style-name="T65">S-</text:span><text:span text:style-name="T58">U</text:span><text:span text:style-name="T59">: FCR </text:span><text:span text:style-name="T60">Scan Size </text:span><text:span text:style-name="T59">Wide</text:span><text:span text:style-name="T60"> (90 deg arc)</text:span><text:span text:style-name="T65"> (RHG)</text:span></text:p>
        </text:list-item>
        <text:list-item>
          <text:p text:style-name="P37"><text:span text:style-name="T65">S-</text:span><text:span text:style-name="T58">D</text:span><text:span text:style-name="T59">: FCR </text:span><text:span text:style-name="T60">Scan Size </text:span><text:span text:style-name="T59">Zoom</text:span><text:span text:style-name="T60"> (15 deg arc)</text:span><text:span text:style-name="T65"> (RHG)</text:span></text:p>
        </text:list-item>
        <text:list-item>
          <text:p text:style-name="P13"><text:span text:style-name="T90">S-</text:span>R: <text:span text:style-name="T43">FCR </text:span><text:span text:style-name="T44">Scan Size </text:span><text:span text:style-name="T43">Narrow</text:span><text:span text:style-name="T44"> (30 deg arc)</text:span><text:span text:style-name="T46"> (RHG)</text:span></text:p>
        </text:list-item>
        <text:list-item>
          <text:p text:style-name="P13"><text:span text:style-name="T46">S-</text:span><text:span text:style-name="T43">L: FCR </text:span><text:span text:style-name="T44">Scan Size </text:span><text:span text:style-name="T43">Medium</text:span><text:span text:style-name="T44"> (45 deg arc)</text:span><text:span text:style-name="T46"> (RHG)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24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6"><text:span text:style-name="T94">U</text:span><text:span text:style-name="T1">: </text:span><text:span text:style-name="T87">Image Autotracker </text:span><text:span text:style-name="T89">switch up</text:span><text:span text:style-name="T87"> (LHG)</text:span><text:span text:style-name="T89"> (short: enables autotrack as primary track; long: activates manual sizing of the tracking gates)</text:span></text:p>
        </text:list-item>
        <text:list-item>
          <text:p text:style-name="P27">P: --</text:p>
        </text:list-item>
        <text:list-item>
          <text:p text:style-name="P15"><text:span text:style-name="T94">D</text:span><text:span text:style-name="T1">: </text:span><text:span text:style-name="T87">Image Autotracker </text:span><text:span text:style-name="T89">switch down </text:span><text:span text:style-name="T87">(LHG)</text:span><text:span text:style-name="T89"> (when offset tracking, returns TADS to primary track; when not offset tracking, deletes the current track (primary or secondary))</text:span></text:p>
        </text:list-item>
      </text:list>
      <text:list text:style-name="L13">
        <text:list-item>
          <text:p text:style-name="P39"><text:span text:style-name="T65">S-</text:span><text:span text:style-name="T30">U: IAT </text:span><text:span text:style-name="T33">P</text:span><text:span text:style-name="T30">olarity White (tracks light objects) (RHG)</text:span></text:p>
        </text:list-item>
        <text:list-item>
          <text:p text:style-name="P39"><text:span text:style-name="T65">S-</text:span><text:span text:style-name="T30">P: IAT </text:span><text:span text:style-name="T33">P</text:span><text:span text:style-name="T30">olarity Auto (RHG)</text:span></text:p>
        </text:list-item>
        <text:list-item>
          <text:p text:style-name="P39"><text:span text:style-name="T65">S-</text:span><text:span text:style-name="T30">D: IAT </text:span><text:span text:style-name="T33">P</text:span><text:span text:style-name="T30">olarity Black (tracks dark objects) (RHG)</text:span></text:p>
        </text:list-item>
      </text:list>
      <text:p text:style-name="P4"><text:span text:style-name="T4">P</text:span><text:span text:style-name="T3">inky </text:span><text:span text:style-name="T6">B</text:span><text:span text:style-name="T3">utton</text:span></text:p>
      <text:list text:style-name="L14">
        <text:list-item>
          <text:p text:style-name="P22"><text:span text:style-name="T94">P</text:span>: <text:span text:style-name="T87">LST </text:span><text:span text:style-name="T92">Mode </text:span><text:span text:style-name="T87">Automatic (enables LST with 4-bar scan around current LOS) (LHG)</text:span></text:p>
        </text:list-item>
        <text:list-item>
          <text:p text:style-name="P22"><text:span text:style-name="T94">S-</text:span><text:span text:style-name="T87">P</text:span>: <text:span text:style-name="T87">LST </text:span><text:span text:style-name="T92">Mode </text:span><text:span text:style-name="T87">Off (LHG)</text:span></text:p>
        </text:list-item>
      </text:list>
      <text:p text:style-name="P1">Pinky <text:span text:style-name="T9">W</text:span>heel</text:p>
      <text:list text:style-name="L15">
        <text:list-item>
          <text:p text:style-name="P40"><text:span text:style-name="T71">F</text:span><text:span text:style-name="T69">: </text:span><text:span text:style-name="T76">TADS Sensor Select </text:span><text:span text:style-name="T81">switch </text:span><text:span text:style-name="T70">FLIR</text:span><text:span text:style-name="T76"> (LHG)</text:span></text:p>
        </text:list-item>
        <text:list-item>
          <text:p text:style-name="P25"><text:span text:style-name="T52">B</text:span><text:span text:style-name="T50">: </text:span><text:span text:style-name="T53">TADS Sensor Select </text:span><text:span text:style-name="T54">switch </text:span><text:span text:style-name="T52">D</text:span><text:span text:style-name="T51">TV</text:span><text:span text:style-name="T53"> (LHG)</text:span></text:p>
        </text:list-item>
        <text:list-item>
          <text:p text:style-name="P41"><text:span text:style-name="T70">P</text:span><text:span text:style-name="T71">: FLIR Polarity </text:span><text:span text:style-name="T81">button</text:span><text:span text:style-name="T76"> (RHG)</text:span><text:span text:style-name="T81"> (toggles TADS FLIR WHOT/BHOT)</text:span></text:p>
        </text:list-item>
        <text:list-item>
          <text:p text:style-name="P42"><text:span text:style-name="T76">S-P: FCR C-Scope </text:span><text:span text:style-name="T81">button </text:span><text:span text:style-name="T82">(RHG)</text:span><text:span text:style-name="T81"> (toggles </text:span><text:span text:style-name="T76">az/el radar view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47:27.737000000</dc:date>
    <meta:editing-duration>PT4H17M42S</meta:editing-duration>
    <meta:editing-cycles>4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0" meta:word-count="520" meta:character-count="2741" meta:non-whitespace-character-count="2339"/>
  </office:meta>
</office:document-meta>
</file>